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0.81cm" fo:min-width="4.1cm"/>
      <style:paragraph-properties style:writing-mode="lr-tb"/>
    </style:style>
    <style:style style:name="gr2" style:family="graphic" style:parent-style-name="standard">
      <style:graphic-properties draw:fill-color="#dee7e5" draw:textarea-horizontal-align="justify" draw:textarea-vertical-align="middle" draw:auto-grow-height="false" fo:min-height="1.851cm" fo:min-width="1.054cm"/>
      <style:paragraph-properties style:writing-mode="lr-tb"/>
    </style:style>
    <style:style style:name="gr3" style:family="graphic" style:parent-style-name="standard">
      <style:graphic-properties draw:fill-color="#dee7e5" draw:textarea-horizontal-align="justify" draw:textarea-vertical-align="middle" draw:auto-grow-height="false" fo:min-height="1.55cm" fo:min-width="3.1cm"/>
      <style:paragraph-properties style:writing-mode="lr-tb"/>
    </style:style>
    <style:style style:name="gr4" style:family="graphic" style:parent-style-name="standard">
      <style:graphic-properties draw:fill-color="#dee7e5" draw:textarea-horizontal-align="justify" draw:textarea-vertical-align="middle" draw:auto-grow-height="false" fo:min-height="0.75cm" fo:min-width="0.85cm"/>
      <style:paragraph-properties style:writing-mode="lr-tb"/>
    </style:style>
    <style:style style:name="gr5" style:family="graphic" style:parent-style-name="standard">
      <style:graphic-properties draw:fill-color="#dee7e5" draw:textarea-horizontal-align="justify" draw:textarea-vertical-align="middle" draw:auto-grow-height="false" fo:min-height="0.8cm" fo:min-width="0.85cm"/>
      <style:paragraph-properties style:writing-mode="lr-tb"/>
    </style:style>
    <style:style style:name="gr6" style:family="graphic" style:parent-style-name="standard">
      <style:graphic-properties draw:fill-color="#dee7e5" draw:textarea-horizontal-align="justify" draw:textarea-vertical-align="middle" draw:auto-grow-height="false" fo:min-height="0.7cm" fo:min-width="0.75cm"/>
      <style:paragraph-properties style:writing-mode="lr-tb"/>
    </style:style>
    <style:style style:name="gr7" style:family="graphic" style:parent-style-name="standard">
      <style:graphic-properties draw:fill-color="#dee7e5" draw:textarea-horizontal-align="justify" draw:textarea-vertical-align="middle" draw:auto-grow-height="false" fo:min-height="1.95cm" fo:min-width="2.9cm"/>
      <style:paragraph-properties style:writing-mode="lr-tb"/>
    </style:style>
    <style:style style:name="gr8" style:family="graphic" style:parent-style-name="standard">
      <style:graphic-properties draw:fill-color="#dee7e5" draw:textarea-horizontal-align="justify" draw:textarea-vertical-align="middle" draw:auto-grow-height="false" fo:min-height="1.85cm" fo:min-width="2.5cm"/>
      <style:paragraph-properties style:writing-mode="lr-tb"/>
    </style:style>
    <style:style style:name="gr9" style:family="graphic" style:parent-style-name="standard">
      <style:graphic-properties draw:fill-color="#dee7e5" draw:textarea-horizontal-align="justify" draw:textarea-vertical-align="middle" draw:auto-grow-height="false" fo:min-height="0.75cm" fo:min-width="0.8cm"/>
      <style:paragraph-properties style:writing-mode="lr-tb"/>
    </style:style>
    <style:style style:name="gr10" style:family="graphic" style:parent-style-name="standard">
      <style:graphic-properties draw:fill-color="#dee7e5" draw:textarea-horizontal-align="justify" draw:textarea-vertical-align="middle" draw:auto-grow-height="false" fo:min-height="1.95cm" fo:min-width="2.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  <style:text-properties fo:font-size="15pt" style:font-size-asian="15pt" style:font-size-complex="15pt"/>
    </style:style>
    <style:style style:name="P2" style:family="paragraph">
      <loext:graphic-properties draw:fill-color="#dee7e5"/>
      <style:paragraph-properties fo:text-align="center" style:writing-mode="lr-tb"/>
      <style:text-properties fo:font-size="15pt" style:font-size-asian="15pt" style:font-size-complex="15pt"/>
    </style:style>
    <style:style style:name="P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5" draw:id="id5" draw:layer="layout" svg:width="5.1cm" svg:height="1.5cm" svg:x="11.5cm" svg:y="1.5cm">
          <text:p text:style-name="P1"><text:span text:style-name="T1">Anulación de parad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6" draw:id="id6" draw:layer="layout" svg:width="2.6cm" svg:height="2.1cm" svg:x="8.7cm" svg:y="3.4cm">
          <text:p text:style-name="P1"><text:span text:style-name="T1">Comando</text:span></text:p>
          <text:p text:style-name="P1"><text:span text:style-name="T1"><text:s/></text:span><text:span text:style-name="T1">de </text:span></text:p>
          <text:p text:style-name="P1"><text:span text:style-name="T1">arranque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" draw:text-style-name="P2" xml:id="id1" draw:id="id1" draw:layer="layout" svg:width="3.6cm" svg:height="1.8cm" svg:x="4.488cm" svg:y="6.6cm">
          <text:p text:style-name="P1"><text:span text:style-name="T1">Incremento </text:span></text:p>
          <text:p text:style-name="P1"><text:span text:style-name="T1">de velocid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" draw:id="id2" draw:layer="layout" svg:width="2.7cm" svg:height="2cm" svg:x="4.9cm" svg:y="12cm">
          <text:p text:style-name="P1"><text:span text:style-name="T1">Velocidad </text:span></text:p>
          <text:p text:style-name="P1"><text:span text:style-name="T1">objetivo </text:span></text:p>
          <text:p text:style-name="P1"><text:span text:style-name="T1">alcanzada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xml:id="id3" draw:id="id3" draw:layer="layout" svg:width="2.7cm" svg:height="2.1cm" svg:x="9.988cm" svg:y="11.9cm">
          <text:p text:style-name="P1"><text:span text:style-name="T1">Timeout</text:span></text:p>
          <text:p text:style-name="P1"><text:span text:style-name="T1"><text:s/></text:span><text:span text:style-name="T1">superad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4" draw:id="id4" draw:layer="layout" svg:width="2.5cm" svg:height="1.9cm" svg:x="10.1cm" svg:y="6.5cm">
          <text:p text:style-name="P1"><text:span text:style-name="T1">Comando </text:span></text:p>
          <text:p text:style-name="P1"><text:span text:style-name="T1">de parada </text:span></text:p>
          <text:p text:style-name="P1"><text:span text:style-name="T1">activad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xml:id="id7" draw:id="id7" draw:layer="layout" svg:width="3.4cm" svg:height="2.2cm" svg:x="8.7cm" svg:y="15.4cm">
          <text:p text:style-name="P1"><text:span text:style-name="T1">Cambio a </text:span></text:p>
          <text:p text:style-name="P1"><text:span text:style-name="T1">regulación</text:span></text:p>
          <text:p text:style-name="P1"><text:span text:style-name="T1"><text:s/></text:span><text:span text:style-name="T1">en vacío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3cm" svg:height="2.1cm" svg:x="8.9cm" svg:y="18.6cm">
          <text:p text:style-name="P1"><text:span text:style-name="T1">Sincronización</text:span></text:p>
          <text:p text:style-name="P1"><text:span text:style-name="T1"><text:s/></text:span><text:span text:style-name="T1">con la r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9" draw:id="id9" draw:layer="layout" svg:width="2.6cm" svg:height="2cm" svg:x="9.1cm" svg:y="21.6cm">
          <text:p text:style-name="P1"><text:span text:style-name="T1">Turbina</text:span></text:p>
          <text:p text:style-name="P1"><text:span text:style-name="T1"><text:s/></text:span><text:span text:style-name="T1">sincronizada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0" draw:id="id10" draw:layer="layout" svg:width="5.1cm" svg:height="1.5cm" svg:x="7.9cm" svg:y="25.206cm">
          <text:p text:style-name="P1"><text:span text:style-name="T1">Conexión a red y </text:span></text:p>
          <text:p text:style-name="P1"><text:span text:style-name="T1">regulación de potenci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2" xml:id="id11" draw:id="id11" draw:layer="layout" svg:width="2.8cm" svg:height="2.2cm" svg:x="13.6cm" svg:y="11.8cm">
          <text:p text:style-name="P1"><text:span text:style-name="T1">Disparo</text:span></text:p>
          <text:p text:style-name="P1"><text:span text:style-name="T1"><text:s/></text:span><text:span text:style-name="T1">de alarm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3" draw:layer="layout" svg:width="1.1cm" svg:height="0.9cm" svg:x="6.188cm" svg:y="13.838cm">
          <draw:text-box>
            <text:p><text:span text:style-name="T2">Si</text:span></text:p>
          </draw:text-box>
        </draw:frame>
        <draw:frame draw:style-name="gr12" draw:text-style-name="P3" draw:layer="layout" svg:width="1.112cm" svg:height="0.962cm" svg:x="12.188cm" svg:y="11.938cm">
          <draw:text-box>
            <text:p><text:span text:style-name="T2">Si</text:span></text:p>
          </draw:text-box>
        </draw:frame>
        <draw:frame draw:style-name="gr13" draw:text-style-name="P3" draw:layer="layout" svg:width="1.312cm" svg:height="0.878cm" svg:x="7.4cm" svg:y="12.1cm">
          <draw:text-box>
            <text:p><text:span text:style-name="T2">No</text:span></text:p>
          </draw:text-box>
        </draw:frame>
        <draw:frame draw:style-name="gr13" draw:text-style-name="P3" draw:layer="layout" svg:width="1.4cm" svg:height="0.878cm" svg:x="10.2cm" svg:y="11.1cm">
          <draw:text-box>
            <text:p><text:span text:style-name="T2">No</text:span></text:p>
          </draw:text-box>
        </draw:frame>
        <draw:frame draw:style-name="gr13" draw:text-style-name="P3" draw:layer="layout" svg:width="1.4cm" svg:height="0.878cm" svg:x="9.088cm" svg:y="7.438cm">
          <draw:text-box>
            <text:p><text:span text:style-name="T2">No</text:span></text:p>
          </draw:text-box>
        </draw:frame>
        <draw:connector draw:style-name="gr14" draw:text-style-name="P4" draw:layer="layout" draw:type="line" svg:x1="6.288cm" svg:y1="8.4cm" svg:x2="6.25cm" svg:y2="12cm" draw:start-shape="id1" draw:start-glue-point="6" draw:end-shape="id2" draw:end-glue-point="4" svg:d="M6288 8400l-38 3600" svg:viewBox="0 0 39 3601">
          <text:p/>
        </draw:connector>
        <draw:connector draw:style-name="gr14" draw:text-style-name="P4" draw:layer="layout" draw:type="line" svg:x1="7.6cm" svg:y1="13cm" svg:x2="9.988cm" svg:y2="12.95cm" draw:start-shape="id2" draw:start-glue-point="7" draw:end-shape="id3" draw:end-glue-point="5" svg:d="M7600 13000l2388-50" svg:viewBox="0 0 2389 51">
          <text:p/>
        </draw:connector>
        <draw:connector draw:style-name="gr14" draw:text-style-name="P4" draw:layer="layout" draw:type="line" svg:x1="11.338cm" svg:y1="11.9cm" svg:x2="11.35cm" svg:y2="8.4cm" draw:start-shape="id3" draw:start-glue-point="4" draw:end-shape="id4" draw:end-glue-point="6" svg:d="M11338 11900l12-3500" svg:viewBox="0 0 13 3501">
          <text:p/>
        </draw:connector>
        <draw:connector draw:style-name="gr14" draw:text-style-name="P4" draw:layer="layout" draw:type="line" svg:x1="10.1cm" svg:y1="7.45cm" svg:x2="8.088cm" svg:y2="7.5cm" draw:start-shape="id4" draw:end-shape="id1" draw:end-glue-point="7" svg:d="M10100 7450l-2012 50" svg:viewBox="0 0 2013 51">
          <text:p/>
        </draw:connector>
        <draw:frame draw:style-name="gr12" draw:text-style-name="P3" draw:layer="layout" svg:width="1.112cm" svg:height="0.962cm" svg:x="12.388cm" svg:y="7.5cm">
          <draw:text-box>
            <text:p><text:span text:style-name="T2">Si</text:span></text:p>
          </draw:text-box>
        </draw:frame>
        <draw:connector draw:style-name="gr14" draw:text-style-name="P4" draw:layer="layout" svg:x1="11.5cm" svg:y1="2.25cm" svg:x2="10cm" svg:y2="3.4cm" draw:start-shape="id5" draw:start-glue-point="5" draw:end-shape="id6" draw:end-glue-point="4" svg:d="M11500 2250h-1500v1150" svg:viewBox="0 0 1501 1151">
          <text:p/>
        </draw:connector>
        <draw:connector draw:style-name="gr14" draw:text-style-name="P4" draw:layer="layout" svg:x1="6.25cm" svg:y1="14cm" svg:x2="10.4cm" svg:y2="15.4cm" draw:start-shape="id2" draw:end-shape="id7" draw:end-glue-point="0" svg:d="M6250 14000v701h4150v699" svg:viewBox="0 0 4151 1401">
          <text:p/>
        </draw:connector>
        <draw:connector draw:style-name="gr14" draw:text-style-name="P4" draw:layer="layout" draw:type="line" svg:x1="10.4cm" svg:y1="17.6cm" svg:x2="10.4cm" svg:y2="18.6cm" draw:start-shape="id7" draw:start-glue-point="2" draw:end-shape="id8" draw:end-glue-point="4" svg:d="M10400 17600v1000" svg:viewBox="0 0 1 1001">
          <text:p/>
        </draw:connector>
        <draw:connector draw:style-name="gr14" draw:text-style-name="P4" draw:layer="layout" draw:type="line" svg:x1="10.4cm" svg:y1="20.7cm" svg:x2="10.4cm" svg:y2="21.6cm" draw:start-shape="id8" draw:start-glue-point="6" draw:end-shape="id9" draw:end-glue-point="4" svg:d="M10400 20700v900" svg:viewBox="0 0 1 901">
          <text:p/>
        </draw:connector>
        <draw:connector draw:style-name="gr14" draw:text-style-name="P4" draw:layer="layout" draw:type="line" svg:x1="10.4cm" svg:y1="23.6cm" svg:x2="10.45cm" svg:y2="25.206cm" draw:start-shape="id9" draw:start-glue-point="6" draw:end-shape="id10" draw:end-glue-point="4" svg:d="M10400 23600l50 1606" svg:viewBox="0 0 51 1607">
          <text:p/>
        </draw:connector>
        <draw:connector draw:style-name="gr14" draw:text-style-name="P4" draw:layer="layout" svg:x1="11.7cm" svg:y1="22.6cm" svg:x2="11.9cm" svg:y2="19.65cm" draw:start-shape="id9" draw:start-glue-point="7" draw:end-shape="id8" draw:end-glue-point="7" svg:d="M11700 22600h876v-2950h-676" svg:viewBox="0 0 877 2951">
          <text:p/>
        </draw:connector>
        <draw:frame draw:style-name="gr12" draw:text-style-name="P3" draw:layer="layout" svg:width="1.112cm" svg:height="0.962cm" svg:x="9.388cm" svg:y="23.338cm">
          <draw:text-box>
            <text:p><text:span text:style-name="T2">Si</text:span></text:p>
          </draw:text-box>
        </draw:frame>
        <draw:frame draw:style-name="gr13" draw:text-style-name="P3" draw:layer="layout" svg:width="1.4cm" svg:height="0.878cm" svg:x="11.4cm" svg:y="21.7cm">
          <draw:text-box>
            <text:p><text:span text:style-name="T2">No</text:span></text:p>
          </draw:text-box>
        </draw:frame>
        <draw:connector draw:style-name="gr14" draw:text-style-name="P4" draw:layer="layout" draw:type="line" svg:x1="12.688cm" svg:y1="12.95cm" svg:x2="13.6cm" svg:y2="12.9cm" draw:start-shape="id3" draw:start-glue-point="7" draw:end-shape="id11" draw:end-glue-point="5" svg:d="M12688 12950l912-50" svg:viewBox="0 0 913 51">
          <text:p/>
        </draw:connector>
        <draw:connector draw:style-name="gr14" draw:text-style-name="P4" draw:layer="layout" svg:x1="12.6cm" svg:y1="7.45cm" svg:x2="16.95cm" svg:y2="25.2cm" draw:start-shape="id4" draw:start-glue-point="7" draw:end-shape="id12" draw:end-glue-point="4" svg:d="M12600 7450h4350v17750" svg:viewBox="0 0 4351 17751">
          <text:p/>
        </draw:connector>
        <draw:custom-shape draw:style-name="gr1" draw:text-style-name="P2" xml:id="id12" draw:id="id12" draw:layer="layout" svg:width="5.1cm" svg:height="1.5cm" svg:x="14.4cm" svg:y="25.2cm">
          <text:p text:style-name="P1"><text:span text:style-name="T1">Proceso de parad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4" draw:layer="layout" svg:x1="16.4cm" svg:y1="12.9cm" svg:x2="16.95cm" svg:y2="25.2cm" draw:start-shape="id11" draw:start-glue-point="7" draw:end-shape="id12" draw:end-glue-point="4" svg:d="M16400 12900h550v12300" svg:viewBox="0 0 551 12301">
          <text:p/>
        </draw:connector>
        <draw:custom-shape draw:style-name="gr1" draw:text-style-name="P2" xml:id="id13" draw:id="id13" draw:layer="layout" svg:width="5.1cm" svg:height="1.5cm" svg:x="3.5cm" svg:y="1.5cm">
          <text:p text:style-name="P1"><text:span text:style-name="T1">Turbina parad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4" draw:layer="layout" svg:x1="10cm" svg:y1="5.5cm" svg:x2="6.288cm" svg:y2="6.6cm" draw:start-shape="id6" draw:start-glue-point="6" draw:end-shape="id1" draw:end-glue-point="4" svg:d="M10000 5500v551h-3712v549" svg:viewBox="0 0 3713 1101">
          <text:p/>
        </draw:connector>
        <draw:connector draw:style-name="gr14" draw:text-style-name="P4" draw:layer="layout" svg:x1="8.6cm" svg:y1="2.25cm" svg:x2="10cm" svg:y2="3.4cm" draw:start-shape="id13" draw:start-glue-point="7" draw:end-shape="id6" draw:end-glue-point="4" svg:d="M8600 2250h1400v1150" svg:viewBox="0 0 1401 11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02T14:11:45.578000000</meta:creation-date>
    <dc:date>2020-01-02T20:33:39.114000000</dc:date>
    <meta:editing-duration>PT2H6M1S</meta:editing-duration>
    <meta:editing-cycles>8</meta:editing-cycles>
    <meta:generator>LibreOffice/6.3.4.2$Windows_X86_64 LibreOffice_project/60da17e045e08f1793c57c00ba83cdfce946d0aa</meta:generator>
    <meta:document-statistic meta:object-count="36"/>
  </office:meta>
</office:document-meta>
</file>